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T1"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Unabhängige Attribute</text:h>
      <text:p text:style-name="Standard">Erlaubte Werte sind unabhängig vom Zustand des operativen Vertragsobjektes. </text:p>
      <text:p text:style-name="Standard"/>
      <text:p text:style-name="Standard">=&gt; Regel für Einhaltung des Wertebereichs sinnvoll! </text:p>
      <text:p text:style-name="Standard">=&gt; Es gibt eine Auskunftsmethode für den Wertebereich. Die Regel verwendet die Auskunfsmethode.</text:p>
      <text:p text:style-name="Standard"/>
      <text:h text:style-name="Heading_20_1" text:outline-level="1">Abhängige Attribute</text:h>
      <text:h text:style-name="Heading_20_1" text:outline-level="1">Bei der Abhängigkeit gibt es ein führendes Attribute </text:h>
      <text:p text:style-name="Standard">Mit führend meiner wir, dass der Wert durch die “Kundensituation” gegeben ist und nicht nach Kundenwunsch geändert werden kann.</text:p>
      <text:p text:style-name="Standard"/>
      <text:p text:style-name="Standard">1,3 &amp; 5 Mio Versicherungssumme ist für Frauen erlaubt. 3 &amp; 5 Mio für Männer.</text:p>
      <text:p text:style-name="Standard">=&gt; In dem Beispiel ist das Geschlecht das führende Attribut.</text:p>
      <text:p text:style-name="Standard"/>
      <text:p text:style-name="Standard">=&gt; Regel für Einhaltung des Wertebereichs auch für das abhängige Attribute sinnvoll! </text:p>
      <text:p text:style-name="Standard"/>
      <text:p text:style-name="Standard">Frage: Welche Attribute werden von der Regel als fehlerhaft ausgewiesen?</text:p>
      <text:p text:style-name="Standard">Antwort: Nur das abhängige Attribut.</text:p>
      <text:p text:style-name="Standard"/>
      <text:p text:style-name="Standard">Es gibt eine Auskunftsmethode, die den Wertebereich unter Berücksichtung der Abhängigkeiten (=Zustand des Vertragsobjektes) zurückgibt. Die Regel verwendet die Auskunftsmethode.<text:line-break/>=&gt; Benötigt man die erlaubten Werte ohne Berücksichtigung der Abhängigkeiten, kann man die generierte Konstante verwenden.</text:p>
      <text:p text:style-name="Standard"/>
      <text:p text:style-name="P1">Spezialfall 1: Wertebereich ist <text:span text:style-name="T1">ausschließlich</text:span> abhängig vom Produktbaustein.</text:p>
      <text:p text:style-name="Standard">Frage: Wie sieht es mit Abhängigkeiten vom Produktbaustein aus?</text:p>
      <text:p text:style-name="Standard">Beispiel: Bei Vertragsart Single sind 1,3,5 Mio erlaubt, ansonsten nur 3 und 5.</text:p>
      <text:p text:style-name="Standard"/>
      <text:p text:style-name="Standard">Es gibt eine Auskunftsmethode, die den im Produktbaustein definierten Wertebereich zurückgibt. Die Regel verwendet die Auskunftsmethode.</text:p>
      <text:p text:style-name="Standard"/>
      <text:p text:style-name="P1">Spezialfall 2: Wertebereich ist abhängig vom Produktbaustein und anderen Bedingungen.</text:p>
      <text:p text:style-name="Standard">Implementierung A:</text:p>
      <text:p text:style-name="Standard">Es gibt eine Auskunftsmethode, die den im Produktbaustein definierten Wertebereich zurückgibt. Die anderen Bedingungen müssen in der Methode implementiert werden. Die Regel verwendet die Auskunftsmethode.</text:p>
      <text:p text:style-name="Standard">Implementierung B: Es ist vorstellbar, dass die Bedingungen im Baustein über Formeln/Kreuztabellen abgebildet werden können.</text:p>
      <text:p text:style-name="Standard"/>
      <text:h text:style-name="Heading_20_1" text:outline-level="1">Gleichberechtigte gegenseitig abhängige Attribute </text:h>
      <text:p text:style-name="Standard">Die Attribute sind abhängig voneinander aber es gibt kein führendes. </text:p>
      <text:p text:style-name="Standard"/>
      <text:p text:style-name="Standard">Beispiel: Versicherungssumme 1,3 und 5 Mio sowie Selbstbehalt 0, 150 und 300.</text:p>
      <text:p text:style-name="Standard">Erlaubt seien sollen aber nur die Kombinationen 1 Mio VS mit 0 SB sowie 3 und 5 mit allen Selbstbehalten.</text:p>
      <text:p text:style-name="Standard"/>
      <text:p text:style-name="Standard">=&gt; Ungünstig sind zwei Regeln für jeweils die Einhaltung des Wertebereichs, da immer beide fehlschlagen, falls eine Kombination nicht erlaubt ist. Man hätte dann immer zwei Messages, die den gleichen Sachverhalt beschreiben.</text:p>
      <text:p text:style-name="Standard">=&gt; Sinnvoll ist eine Regel für die Prüfung auf eine erlaubte Kombination einzuführen! <text:line-break/>Diese Regel markiert beide Attribute als fehlerhaft.</text:p>
      <text:p text:style-name="Standard"/>
      <text:p text:style-name="Standard">Auskunftsmethoden:</text:p>
      <text:p text:style-name="Standard">Es gibt für beide Attribute die übliche Auskunftsfunktion, die unter Berücksichtigung der Abhängigkeiten den Wertebereich zurückliefert. Bei ungültigen Kombinationen liefern beide eine leere Menge zurück. </text:p>
      <text:p text:style-name="Standard"/>
      <text:p text:style-name="Standard">Für das UI benötigt man i.d.R. zusätzlich Auskunfsfunktionen:</text:p>
      <text:p text:style-name="Standard">Denkbar entweder eine Methoden pro Attribut, die die erlaubten Werte unabhängig vom Zustand zurückliefert, also getAlleMoeglichenVerssummen(), ...</text:p>
      <text:p text:style-name="Standard">Alternativ kann man eine Methode bereitstellen, die die erlaubten Kombinationen zurückliefert.</text:p>
      <text:p text:style-name="Standard">Die Regel kann die Auskunftsmethoden verwenden. Effizienter ist wahrscheinlich eine spezielle Methode istGueltigeKombination().</text:p>
      <text:p text:style-name="Standard"/>
      <text:p text:style-name="Standard">Bemerkung</text:p>
      <text:p text:style-name="Standard">Bei zunächst gleichberechtigten Attributen kann man eines der Attribute als das führende festlegen.</text:p>
      <text:p text:style-name="Standard">Gefahr: Diese Festlegung orientiert sich an einem konkreten User Interface.</text:p>
      <text:p text:style-name="Standard"/>
      <text:p text:style-name="Standard"><text:s text:c="2"/></text:p>
      <text:p text:style-name="Standard">Vielleicht mal am Attribut modellieren:</text:p>
      <text:p text:style-name="Standard"/>
      <text:p text:style-name="Standard">Dependency Type</text:p>
      <text:list text:style-name="L1">
        <text:list-item>
          <text:p text:style-name="P2">independent</text:p>
        </text:list-item>
        <text:list-item>
          <text:p text:style-name="P2">unidirectional dependent</text:p>
        </text:list-item>
        <text:list-item>
          <text:p text:style-name="P2">mutual dependent</text:p>
        </text:list-item>
      </text:list>
      <text:p text:style-name="Standard"/>
      <text:p text:style-name="Standard">Depends on business context (yes/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7-06-29T14:16:42</meta:creation-date>
    <dc:creator>Jan Ortmann</dc:creator>
    <dc:date>2007-06-29T15:50:46</dc:date>
    <dc:language>en-GB</dc:language>
    <meta:editing-cycles>33</meta:editing-cycles>
    <meta:editing-duration>PT1H34M3S</meta:editing-duration>
    <meta:user-defined meta:name="Info 1"/>
    <meta:user-defined meta:name="Info 2"/>
    <meta:user-defined meta:name="Info 3"/>
    <meta:user-defined meta:name="Info 4"/>
    <meta:document-statistic meta:table-count="0" meta:image-count="0" meta:object-count="0" meta:page-count="2" meta:paragraph-count="43" meta:word-count="452" meta:character-count="3498"/>
  </office:meta>
</office:document-meta>
</file>